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1"/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1">
      <style:table-cell-properties fo:border-top="none" fo:border-bottom="thin solid #000000" fo:border-left="none" fo:border-right="none"/>
    </style:style>
    <style:style style:name="ce6" style:family="table-cell" style:parent-style-name="Default" style:data-style-name="N1">
      <style:table-cell-properties fo:border-top="none" fo:border-bottom="thin solid #000000" fo:border-left="none" fo:border-right="none" fo:background-color="#FFFF00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"/>
    <style:style style:name="ce14" style:family="table-cell" style:parent-style-name="Default" style:data-style-name="N0">
      <style:text-properties fo:color="#D9D9D9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D9D9D9"/>
    </style:style>
    <style:style style:name="ce16" style:family="table-cell" style:parent-style-name="Default" style:data-style-name="N0">
      <style:text-properties style:text-line-through-style="solid"/>
    </style:style>
    <style:style style:name="ce17" style:family="table-cell" style:parent-style-name="Default" style:data-style-name="N1">
      <style:table-cell-properties fo:background-color="#FFFF00"/>
    </style:style>
    <style:style style:name="co1" style:family="table-column">
      <style:table-column-properties fo:break-before="auto" style:column-width="5.55625cm" style:use-optimal-column-width="true"/>
    </style:style>
    <style:style style:name="co2" style:family="table-column">
      <style:table-column-properties fo:break-before="auto" style:column-width="2.169583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71979166666667cm" style:use-optimal-column-width="true"/>
    </style:style>
    <style:style style:name="co5" style:family="table-column">
      <style:table-column-properties fo:break-before="auto" style:column-width="1.852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1">
            <text:p>The spreadsheet has been used to design SCP resampler settings for the Spectrum Analyser application.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he SCP config tool was used to find the optimum decimation factors and coeffcients for the given sample rates and bandwidths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he values have been used in the source code module SPECAN_scpSetup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sta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Tuner Increment (Hz)</text:p>
          </table:table-cell>
          <table:table-cell office:value-type="float" office:value="1000000" table:style-name="ce3">
            <text:p>10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Bandwidth (Hz)</text:p>
          </table:table-cell>
          <table:table-cell office:value-type="float" office:value="45000000" table:style-name="ce3">
            <text:p>450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DC Clock Rate</text:p>
          </table:table-cell>
          <table:table-cell office:value-type="float" office:value="78640000" table:style-name="ce3">
            <text:p>7864000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number-columns-repeated="5" table:style-name="ce3"/>
          <table:table-cell table:number-columns-repeated="16377" table:style-name="ce1"/>
        </table:table-row>
        <table:table-row table:style-name="ro1">
          <table:table-cell office:value-type="string" table:style-name="ce4">
            <text:p>Input Resolution (Hz/bin)</text:p>
          </table:table-cell>
          <table:table-cell office:value-type="float" office:value="5000" table:style-name="ce5">
            <text:p>5000</text:p>
          </table:table-cell>
          <table:table-cell office:value-type="float" office:value="10000" table:style-name="ce5">
            <text:p>10000</text:p>
          </table:table-cell>
          <table:table-cell office:value-type="float" office:value="15625" table:style-name="ce5">
            <text:p>15625</text:p>
          </table:table-cell>
          <table:table-cell office:value-type="float" office:value="25000" table:style-name="ce5">
            <text:p>25000</text:p>
          </table:table-cell>
          <table:table-cell office:value-type="float" office:value="50000" table:style-name="ce5">
            <text:p>50000</text:p>
          </table:table-cell>
          <table:table-cell office:value-type="float" office:value="100000" table:style-name="ce5">
            <text:p>100000</text:p>
          </table:table-cell>
          <table:table-cell office:value-type="float" office:value="125000" table:style-name="ce5">
            <text:p>125000</text:p>
          </table:table-cell>
          <table:table-cell office:value-type="float" office:value="200000" table:style-name="ce6">
            <text:p>200000</text:p>
          </table:table-cell>
          <table:table-cell office:value-type="float" office:value="250000" table:style-name="ce5">
            <text:p>250000</text:p>
          </table:table-cell>
          <table:table-cell office:value-type="float" office:value="500000" table:style-name="ce5">
            <text:p>500000</text:p>
          </table:table-cell>
          <table:table-cell office:value-type="float" office:value="1000000" table:style-name="ce5">
            <text:p>1000000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Resolution Rounded</text:p>
          </table:table-cell>
          <table:table-cell office:value-type="float" office:value="5000" table:formula="msoxl:=tuneIncr/ROUND(tuneIncr/B11, 1)" table:style-name="ce1">
            <text:p>5000</text:p>
          </table:table-cell>
          <table:table-cell office:value-type="float" office:value="10000" table:formula="msoxl:=tuneIncr/ROUND(tuneIncr/C11, 1)" table:style-name="ce1">
            <text:p>10000</text:p>
          </table:table-cell>
          <table:table-cell office:value-type="float" office:value="15625" table:formula="msoxl:=tuneIncr/ROUND(tuneIncr/D11, 1)" table:style-name="ce1">
            <text:p>15625</text:p>
          </table:table-cell>
          <table:table-cell office:value-type="float" office:value="25000" table:formula="msoxl:=tuneIncr/ROUND(tuneIncr/E11, 1)" table:style-name="ce1">
            <text:p>25000</text:p>
          </table:table-cell>
          <table:table-cell office:value-type="float" office:value="50000" table:formula="msoxl:=tuneIncr/ROUND(tuneIncr/F11, 1)" table:style-name="ce1">
            <text:p>50000</text:p>
          </table:table-cell>
          <table:table-cell office:value-type="float" office:value="100000" table:formula="msoxl:=tuneIncr/ROUND(tuneIncr/G11, 1)" table:style-name="ce1">
            <text:p>100000</text:p>
          </table:table-cell>
          <table:table-cell office:value-type="float" office:value="125000" table:formula="msoxl:=tuneIncr/ROUND(tuneIncr/H11, 1)" table:style-name="ce1">
            <text:p>125000</text:p>
          </table:table-cell>
          <table:table-cell office:value-type="float" office:value="200000" table:formula="msoxl:=tuneIncr/ROUND(tuneIncr/I11, 1)" table:style-name="ce8">
            <text:p>200000</text:p>
          </table:table-cell>
          <table:table-cell office:value-type="float" office:value="250000" table:formula="msoxl:=tuneIncr/ROUND(tuneIncr/J11, 1)" table:style-name="ce1">
            <text:p>250000</text:p>
          </table:table-cell>
          <table:table-cell office:value-type="float" office:value="500000" table:formula="msoxl:=tuneIncr/ROUND(tuneIncr/K11, 1)" table:style-name="ce1">
            <text:p>500000</text:p>
          </table:table-cell>
          <table:table-cell office:value-type="float" office:value="1000000" table:formula="msoxl:=tuneIncr/ROUND(tuneIncr/L11, 1)" table:style-name="ce1">
            <text:p>1000000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Minimum Effective Sample Rate</text:p>
          </table:table-cell>
          <table:table-cell office:value-type="float" office:value="54000000" table:formula="msoxl:=FLOOR(bw/2,1)*2 * 6/5" table:style-name="ce1">
            <text:p>54000000</text:p>
          </table:table-cell>
          <table:table-cell office:value-type="float" office:value="54000000" table:formula="msoxl:=FLOOR(bw/2,1)*2 * 6/5" table:style-name="ce1">
            <text:p>54000000</text:p>
          </table:table-cell>
          <table:table-cell office:value-type="float" office:value="54000000" table:formula="msoxl:=FLOOR(bw/2,1)*2 * 6/5" table:style-name="ce1">
            <text:p>54000000</text:p>
          </table:table-cell>
          <table:table-cell office:value-type="float" office:value="54000000" table:formula="msoxl:=FLOOR(bw/2,1)*2 * 6/5" table:style-name="ce1">
            <text:p>54000000</text:p>
          </table:table-cell>
          <table:table-cell office:value-type="float" office:value="54000000" table:formula="msoxl:=FLOOR(bw/2,1)*2 * 6/5" table:style-name="ce1">
            <text:p>54000000</text:p>
          </table:table-cell>
          <table:table-cell office:value-type="float" office:value="54000000" table:formula="msoxl:=FLOOR(bw/2,1)*2 * 6/5" table:style-name="ce1">
            <text:p>54000000</text:p>
          </table:table-cell>
          <table:table-cell office:value-type="float" office:value="54000000" table:formula="msoxl:=FLOOR(bw/2,1)*2 * 6/5" table:style-name="ce1">
            <text:p>54000000</text:p>
          </table:table-cell>
          <table:table-cell office:value-type="float" office:value="54000000" table:formula="msoxl:=FLOOR(bw/2,1)*2 * 6/5" table:style-name="ce1">
            <text:p>54000000</text:p>
          </table:table-cell>
          <table:table-cell office:value-type="float" office:value="54000000" table:formula="msoxl:=FLOOR(bw/2,1)*2 * 6/5" table:style-name="ce1">
            <text:p>54000000</text:p>
          </table:table-cell>
          <table:table-cell office:value-type="float" office:value="54000000" table:formula="msoxl:=FLOOR(bw/2,1)*2 * 6/5" table:style-name="ce1">
            <text:p>54000000</text:p>
          </table:table-cell>
          <table:table-cell office:value-type="float" office:value="54000000" table:formula="msoxl:=FLOOR(bw/2,1)*2 * 6/5" table:style-name="ce1">
            <text:p>54000000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Intermed. FFT Size</text:p>
          </table:table-cell>
          <table:table-cell office:value-type="float" office:value="10800" table:formula="msoxl:=B13/B12" table:style-name="ce1">
            <text:p>10800</text:p>
          </table:table-cell>
          <table:table-cell office:value-type="float" office:value="5400" table:formula="msoxl:=C13/C12" table:style-name="ce1">
            <text:p>5400</text:p>
          </table:table-cell>
          <table:table-cell office:value-type="float" office:value="3456" table:formula="msoxl:=D13/D12" table:style-name="ce1">
            <text:p>3456</text:p>
          </table:table-cell>
          <table:table-cell office:value-type="float" office:value="2160" table:formula="msoxl:=E13/E12" table:style-name="ce1">
            <text:p>2160</text:p>
          </table:table-cell>
          <table:table-cell office:value-type="float" office:value="1080" table:formula="msoxl:=F13/F12" table:style-name="ce1">
            <text:p>1080</text:p>
          </table:table-cell>
          <table:table-cell office:value-type="float" office:value="540" table:formula="msoxl:=G13/G12" table:style-name="ce1">
            <text:p>540</text:p>
          </table:table-cell>
          <table:table-cell office:value-type="float" office:value="432" table:formula="msoxl:=H13/H12" table:style-name="ce1">
            <text:p>432</text:p>
          </table:table-cell>
          <table:table-cell office:value-type="float" office:value="270" table:formula="msoxl:=I13/I12" table:style-name="ce8">
            <text:p>270</text:p>
          </table:table-cell>
          <table:table-cell office:value-type="float" office:value="216" table:formula="msoxl:=J13/J12" table:style-name="ce1">
            <text:p>216</text:p>
          </table:table-cell>
          <table:table-cell office:value-type="float" office:value="108" table:formula="msoxl:=K13/K12" table:style-name="ce1">
            <text:p>108</text:p>
          </table:table-cell>
          <table:table-cell office:value-type="float" office:value="54" table:formula="msoxl:=L13/L12" table:style-name="ce1">
            <text:p>54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FFT Size</text:p>
          </table:table-cell>
          <table:table-cell office:value-type="float" office:value="16384" table:formula="msoxl:=POWER(2, CEILING(LOG10(B14)/LOG10(2),1))" table:style-name="ce1">
            <text:p>16384</text:p>
          </table:table-cell>
          <table:table-cell office:value-type="float" office:value="8192" table:formula="msoxl:=POWER(2, CEILING(LOG10(C14)/LOG10(2),1))" table:style-name="ce1">
            <text:p>8192</text:p>
          </table:table-cell>
          <table:table-cell office:value-type="float" office:value="4096" table:formula="msoxl:=POWER(2, CEILING(LOG10(D14)/LOG10(2),1))" table:style-name="ce1">
            <text:p>4096</text:p>
          </table:table-cell>
          <table:table-cell office:value-type="float" office:value="4096" table:formula="msoxl:=POWER(2, CEILING(LOG10(E14)/LOG10(2),1))" table:style-name="ce1">
            <text:p>4096</text:p>
          </table:table-cell>
          <table:table-cell office:value-type="float" office:value="2048" table:formula="msoxl:=POWER(2, CEILING(LOG10(F14)/LOG10(2),1))" table:style-name="ce1">
            <text:p>2048</text:p>
          </table:table-cell>
          <table:table-cell office:value-type="float" office:value="1024" table:formula="msoxl:=POWER(2, CEILING(LOG10(G14)/LOG10(2),1))" table:style-name="ce1">
            <text:p>1024</text:p>
          </table:table-cell>
          <table:table-cell office:value-type="float" office:value="512" table:formula="msoxl:=POWER(2, CEILING(LOG10(H14)/LOG10(2),1))" table:style-name="ce1">
            <text:p>512</text:p>
          </table:table-cell>
          <table:table-cell office:value-type="float" office:value="512" table:formula="msoxl:=POWER(2, CEILING(LOG10(I14)/LOG10(2),1))" table:style-name="ce8">
            <text:p>512</text:p>
          </table:table-cell>
          <table:table-cell office:value-type="float" office:value="256" table:formula="msoxl:=POWER(2, CEILING(LOG10(J14)/LOG10(2),1))" table:style-name="ce1">
            <text:p>256</text:p>
          </table:table-cell>
          <table:table-cell office:value-type="float" office:value="128" table:formula="msoxl:=POWER(2, CEILING(LOG10(K14)/LOG10(2),1))" table:style-name="ce1">
            <text:p>128</text:p>
          </table:table-cell>
          <table:table-cell office:value-type="float" office:value="64" table:formula="msoxl:=POWER(2, CEILING(LOG10(L14)/LOG10(2),1))" table:style-name="ce1">
            <text:p>64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Sample Rate</text:p>
          </table:table-cell>
          <table:table-cell office:value-type="float" office:value="81920000" table:formula="msoxl:=B15*B12" table:style-name="ce3">
            <text:p>81920000</text:p>
          </table:table-cell>
          <table:table-cell office:value-type="float" office:value="81920000" table:formula="msoxl:=C15*C12" table:style-name="ce3">
            <text:p>81920000</text:p>
          </table:table-cell>
          <table:table-cell office:value-type="float" office:value="64000000" table:formula="msoxl:=D15*D12" table:style-name="ce3">
            <text:p>64000000</text:p>
          </table:table-cell>
          <table:table-cell office:value-type="float" office:value="102400000" table:formula="msoxl:=E15*E12" table:style-name="ce3">
            <text:p>102400000</text:p>
          </table:table-cell>
          <table:table-cell office:value-type="float" office:value="102400000" table:formula="msoxl:=F15*F12" table:style-name="ce3">
            <text:p>102400000</text:p>
          </table:table-cell>
          <table:table-cell office:value-type="float" office:value="102400000" table:formula="msoxl:=G15*G12" table:style-name="ce3">
            <text:p>102400000</text:p>
          </table:table-cell>
          <table:table-cell office:value-type="float" office:value="64000000" table:formula="msoxl:=H15*H12" table:style-name="ce3">
            <text:p>64000000</text:p>
          </table:table-cell>
          <table:table-cell office:value-type="float" office:value="102400000" table:formula="msoxl:=I15*I12" table:style-name="ce17">
            <text:p>102400000</text:p>
          </table:table-cell>
          <table:table-cell office:value-type="float" office:value="64000000" table:formula="msoxl:=J15*J12" table:style-name="ce3">
            <text:p>64000000</text:p>
          </table:table-cell>
          <table:table-cell office:value-type="float" office:value="64000000" table:formula="msoxl:=K15*K12" table:style-name="ce3">
            <text:p>64000000</text:p>
          </table:table-cell>
          <table:table-cell office:value-type="float" office:value="64000000" table:formula="msoxl:=L15*L12" table:style-name="ce3">
            <text:p>64000000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Resample Factor (I/O)</text:p>
          </table:table-cell>
          <table:table-cell office:value-type="float" office:value="0.9599609375" table:formula="msoxl:=ADCClkRate/B16" table:style-name="ce1">
            <text:p>0.959960938</text:p>
          </table:table-cell>
          <table:table-cell office:value-type="float" office:value="0.9599609375" table:formula="msoxl:=ADCClkRate/C16" table:style-name="ce1">
            <text:p>0.959960938</text:p>
          </table:table-cell>
          <table:table-cell office:value-type="float" office:value="1.22875" table:formula="msoxl:=ADCClkRate/D16" table:style-name="ce1">
            <text:p>1.22875</text:p>
          </table:table-cell>
          <table:table-cell office:value-type="float" office:value="0.76796874999999998" table:formula="msoxl:=ADCClkRate/E16" table:style-name="ce1">
            <text:p>0.76796875</text:p>
          </table:table-cell>
          <table:table-cell office:value-type="float" office:value="0.76796874999999998" table:formula="msoxl:=ADCClkRate/F16" table:style-name="ce1">
            <text:p>0.76796875</text:p>
          </table:table-cell>
          <table:table-cell office:value-type="float" office:value="0.76796874999999998" table:formula="msoxl:=ADCClkRate/G16" table:style-name="ce1">
            <text:p>0.76796875</text:p>
          </table:table-cell>
          <table:table-cell office:value-type="float" office:value="1.22875" table:formula="msoxl:=ADCClkRate/H16" table:style-name="ce1">
            <text:p>1.22875</text:p>
          </table:table-cell>
          <table:table-cell office:value-type="float" office:value="0.76796874999999998" table:formula="msoxl:=ADCClkRate/I16" table:style-name="ce8">
            <text:p>0.76796875</text:p>
          </table:table-cell>
          <table:table-cell office:value-type="float" office:value="1.22875" table:formula="msoxl:=ADCClkRate/J16" table:style-name="ce1">
            <text:p>1.22875</text:p>
          </table:table-cell>
          <table:table-cell office:value-type="float" office:value="1.22875" table:formula="msoxl:=ADCClkRate/K16" table:style-name="ce1">
            <text:p>1.22875</text:p>
          </table:table-cell>
          <table:table-cell office:value-type="float" office:value="1.22875" table:formula="msoxl:=ADCClkRate/L16" table:style-name="ce1">
            <text:p>1.22875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Wanted Dec Factor (manual edit)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<text:s/>RS Control Factor</text:p>
          </table:table-cell>
          <table:table-cell office:value-type="float" office:value="1.0417090539165819" table:formula="msoxl:=B18/B17" table:style-name="ce9">
            <text:p>1.041709054</text:p>
          </table:table-cell>
          <table:table-cell office:value-type="float" office:value="1.0417090539165819" table:formula="msoxl:=C18/C17" table:style-name="ce9">
            <text:p>1.041709054</text:p>
          </table:table-cell>
          <table:table-cell office:value-type="float" office:value="1.6276703967446593" table:formula="msoxl:=D18/D17" table:style-name="ce9">
            <text:p>1.627670397</text:p>
          </table:table-cell>
          <table:table-cell office:value-type="float" office:value="1.3021363173957274" table:formula="msoxl:=E18/E17" table:style-name="ce9">
            <text:p>1.302136317</text:p>
          </table:table-cell>
          <table:table-cell office:value-type="float" office:value="1.3021363173957274" table:formula="msoxl:=F18/F17" table:style-name="ce9">
            <text:p>1.302136317</text:p>
          </table:table-cell>
          <table:table-cell office:value-type="float" office:value="1.3021363173957274" table:formula="msoxl:=G18/G17" table:style-name="ce9">
            <text:p>1.302136317</text:p>
          </table:table-cell>
          <table:table-cell office:value-type="float" office:value="1.6276703967446593" table:formula="msoxl:=H18/H17" table:style-name="ce9">
            <text:p>1.627670397</text:p>
          </table:table-cell>
          <table:table-cell office:value-type="float" office:value="1.3021363173957274" table:formula="msoxl:=I18/I17" table:style-name="ce9">
            <text:p>1.302136317</text:p>
          </table:table-cell>
          <table:table-cell office:value-type="float" office:value="1.6276703967446593" table:formula="msoxl:=J18/J17" table:style-name="ce9">
            <text:p>1.627670397</text:p>
          </table:table-cell>
          <table:table-cell office:value-type="float" office:value="1.6276703967446593" table:formula="msoxl:=K18/K17" table:style-name="ce9">
            <text:p>1.627670397</text:p>
          </table:table-cell>
          <table:table-cell office:value-type="float" office:value="1.6276703967446593" table:formula="msoxl:=L18/L17" table:style-name="ce9">
            <text:p>1.627670397</text:p>
          </table:table-cell>
          <table:table-cell table:number-columns-repeated="16372"/>
        </table:table-row>
        <table:table-row table:style-name="ro1">
          <table:table-cell table:style-name="ce10"/>
          <table:table-cell table:number-columns-repeated="16383" table:style-name="ce1"/>
        </table:table-row>
        <table:table-row table:style-name="ro1">
          <table:table-cell table:style-name="ce11"/>
          <table:table-cell table:number-columns-repeated="7" table:style-name="ce1"/>
          <table:table-cell table:style-name="ce12"/>
          <table:table-cell table:number-columns-repeated="16375" table:style-name="ce1"/>
        </table:table-row>
        <table:table-row table:style-name="ro1">
          <table:table-cell office:value-type="string" table:style-name="ce11">
            <text:p>Bandwidth (Hz)</text:p>
          </table:table-cell>
          <table:table-cell office:value-type="float" office:value="30000000" table:style-name="ce1">
            <text:p>30000000</text:p>
          </table:table-cell>
          <table:table-cell table:number-columns-repeated="6" table:style-name="ce1"/>
          <table:table-cell table:style-name="ce12"/>
          <table:table-cell table:number-columns-repeated="16375" table:style-name="ce1"/>
        </table:table-row>
        <table:table-row table:style-name="ro1">
          <table:table-cell office:value-type="string" table:style-name="ce4">
            <text:p>Input Resolution (Hz/bin)</text:p>
          </table:table-cell>
          <table:table-cell office:value-type="float" office:value="5000" table:style-name="ce5">
            <text:p>5000</text:p>
          </table:table-cell>
          <table:table-cell office:value-type="float" office:value="10000" table:style-name="ce5">
            <text:p>10000</text:p>
          </table:table-cell>
          <table:table-cell office:value-type="float" office:value="15625" table:style-name="ce5">
            <text:p>15625</text:p>
          </table:table-cell>
          <table:table-cell office:value-type="float" office:value="25000" table:style-name="ce5">
            <text:p>25000</text:p>
          </table:table-cell>
          <table:table-cell office:value-type="float" office:value="50000" table:style-name="ce5">
            <text:p>50000</text:p>
          </table:table-cell>
          <table:table-cell office:value-type="float" office:value="100000" table:style-name="ce5">
            <text:p>100000</text:p>
          </table:table-cell>
          <table:table-cell office:value-type="float" office:value="125000" table:style-name="ce5">
            <text:p>125000</text:p>
          </table:table-cell>
          <table:table-cell office:value-type="float" office:value="200000" table:style-name="ce6">
            <text:p>200000</text:p>
          </table:table-cell>
          <table:table-cell office:value-type="float" office:value="250000" table:style-name="ce5">
            <text:p>250000</text:p>
          </table:table-cell>
          <table:table-cell office:value-type="float" office:value="500000" table:style-name="ce5">
            <text:p>500000</text:p>
          </table:table-cell>
          <table:table-cell office:value-type="float" office:value="1000000" table:style-name="ce5">
            <text:p>1000000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Resolution Rounded</text:p>
          </table:table-cell>
          <table:table-cell office:value-type="float" office:value="5000" table:formula="msoxl:=tuneIncr/ROUND(tuneIncr/B23, 1)" table:style-name="ce1">
            <text:p>5000</text:p>
          </table:table-cell>
          <table:table-cell office:value-type="float" office:value="10000" table:formula="msoxl:=tuneIncr/ROUND(tuneIncr/C23, 1)" table:style-name="ce1">
            <text:p>10000</text:p>
          </table:table-cell>
          <table:table-cell office:value-type="float" office:value="15625" table:formula="msoxl:=tuneIncr/ROUND(tuneIncr/D23, 1)" table:style-name="ce1">
            <text:p>15625</text:p>
          </table:table-cell>
          <table:table-cell office:value-type="float" office:value="25000" table:formula="msoxl:=tuneIncr/ROUND(tuneIncr/E23, 1)" table:style-name="ce1">
            <text:p>25000</text:p>
          </table:table-cell>
          <table:table-cell office:value-type="float" office:value="50000" table:formula="msoxl:=tuneIncr/ROUND(tuneIncr/F23, 1)" table:style-name="ce1">
            <text:p>50000</text:p>
          </table:table-cell>
          <table:table-cell office:value-type="float" office:value="100000" table:formula="msoxl:=tuneIncr/ROUND(tuneIncr/G23, 1)" table:style-name="ce1">
            <text:p>100000</text:p>
          </table:table-cell>
          <table:table-cell office:value-type="float" office:value="125000" table:formula="msoxl:=tuneIncr/ROUND(tuneIncr/H23, 1)" table:style-name="ce1">
            <text:p>125000</text:p>
          </table:table-cell>
          <table:table-cell office:value-type="float" office:value="200000" table:formula="msoxl:=tuneIncr/ROUND(tuneIncr/I23, 1)" table:style-name="ce8">
            <text:p>200000</text:p>
          </table:table-cell>
          <table:table-cell office:value-type="float" office:value="250000" table:formula="msoxl:=tuneIncr/ROUND(tuneIncr/J23, 1)" table:style-name="ce1">
            <text:p>250000</text:p>
          </table:table-cell>
          <table:table-cell office:value-type="float" office:value="500000" table:formula="msoxl:=tuneIncr/ROUND(tuneIncr/K23, 1)" table:style-name="ce1">
            <text:p>500000</text:p>
          </table:table-cell>
          <table:table-cell office:value-type="float" office:value="1000000" table:formula="msoxl:=tuneIncr/ROUND(tuneIncr/L23, 1)" table:style-name="ce1">
            <text:p>1000000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Minimum Effective Sample Rate</text:p>
          </table:table-cell>
          <table:table-cell office:value-type="float" office:value="36000000" table:formula="msoxl:=FLOOR(bw_2/2,1)*2 * 6/5" table:style-name="ce1">
            <text:p>36000000</text:p>
          </table:table-cell>
          <table:table-cell office:value-type="float" office:value="36000000" table:formula="msoxl:=FLOOR(bw_2/2,1)*2 * 6/5" table:style-name="ce1">
            <text:p>36000000</text:p>
          </table:table-cell>
          <table:table-cell office:value-type="float" office:value="36000000" table:formula="msoxl:=FLOOR(bw_2/2,1)*2 * 6/5" table:style-name="ce1">
            <text:p>36000000</text:p>
          </table:table-cell>
          <table:table-cell office:value-type="float" office:value="36000000" table:formula="msoxl:=FLOOR(bw_2/2,1)*2 * 6/5" table:style-name="ce1">
            <text:p>36000000</text:p>
          </table:table-cell>
          <table:table-cell office:value-type="float" office:value="36000000" table:formula="msoxl:=FLOOR(bw_2/2,1)*2 * 6/5" table:style-name="ce1">
            <text:p>36000000</text:p>
          </table:table-cell>
          <table:table-cell office:value-type="float" office:value="36000000" table:formula="msoxl:=FLOOR(bw_2/2,1)*2 * 6/5" table:style-name="ce1">
            <text:p>36000000</text:p>
          </table:table-cell>
          <table:table-cell office:value-type="float" office:value="36000000" table:formula="msoxl:=FLOOR(bw_2/2,1)*2 * 6/5" table:style-name="ce1">
            <text:p>36000000</text:p>
          </table:table-cell>
          <table:table-cell office:value-type="float" office:value="36000000" table:formula="msoxl:=FLOOR(bw_2/2,1)*2 * 6/5" table:style-name="ce1">
            <text:p>36000000</text:p>
          </table:table-cell>
          <table:table-cell office:value-type="float" office:value="36000000" table:formula="msoxl:=FLOOR(bw_2/2,1)*2 * 6/5" table:style-name="ce1">
            <text:p>36000000</text:p>
          </table:table-cell>
          <table:table-cell office:value-type="float" office:value="36000000" table:formula="msoxl:=FLOOR(bw_2/2,1)*2 * 6/5" table:style-name="ce1">
            <text:p>36000000</text:p>
          </table:table-cell>
          <table:table-cell office:value-type="float" office:value="36000000" table:formula="msoxl:=FLOOR(bw_2/2,1)*2 * 6/5" table:style-name="ce1">
            <text:p>36000000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Intermed. FFT Size</text:p>
          </table:table-cell>
          <table:table-cell office:value-type="float" office:value="7200" table:formula="msoxl:=B25/B24" table:style-name="ce1">
            <text:p>7200</text:p>
          </table:table-cell>
          <table:table-cell office:value-type="float" office:value="3600" table:formula="msoxl:=C25/C24" table:style-name="ce1">
            <text:p>3600</text:p>
          </table:table-cell>
          <table:table-cell office:value-type="float" office:value="2304" table:formula="msoxl:=D25/D24" table:style-name="ce1">
            <text:p>2304</text:p>
          </table:table-cell>
          <table:table-cell office:value-type="float" office:value="1440" table:formula="msoxl:=E25/E24" table:style-name="ce1">
            <text:p>1440</text:p>
          </table:table-cell>
          <table:table-cell office:value-type="float" office:value="720" table:formula="msoxl:=F25/F24" table:style-name="ce1">
            <text:p>720</text:p>
          </table:table-cell>
          <table:table-cell office:value-type="float" office:value="360" table:formula="msoxl:=G25/G24" table:style-name="ce1">
            <text:p>360</text:p>
          </table:table-cell>
          <table:table-cell office:value-type="float" office:value="288" table:formula="msoxl:=H25/H24" table:style-name="ce1">
            <text:p>288</text:p>
          </table:table-cell>
          <table:table-cell office:value-type="float" office:value="180" table:formula="msoxl:=I25/I24" table:style-name="ce8">
            <text:p>180</text:p>
          </table:table-cell>
          <table:table-cell office:value-type="float" office:value="144" table:formula="msoxl:=J25/J24" table:style-name="ce1">
            <text:p>144</text:p>
          </table:table-cell>
          <table:table-cell office:value-type="float" office:value="72" table:formula="msoxl:=K25/K24" table:style-name="ce1">
            <text:p>72</text:p>
          </table:table-cell>
          <table:table-cell office:value-type="float" office:value="36" table:formula="msoxl:=L25/L24" table:style-name="ce1">
            <text:p>36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FFT Size</text:p>
          </table:table-cell>
          <table:table-cell office:value-type="float" office:value="8192" table:formula="msoxl:=POWER(2, CEILING(LOG10(B26)/LOG10(2),1))" table:style-name="ce1">
            <text:p>8192</text:p>
          </table:table-cell>
          <table:table-cell office:value-type="float" office:value="4096" table:formula="msoxl:=POWER(2, CEILING(LOG10(C26)/LOG10(2),1))" table:style-name="ce1">
            <text:p>4096</text:p>
          </table:table-cell>
          <table:table-cell office:value-type="float" office:value="4096" table:formula="msoxl:=POWER(2, CEILING(LOG10(D26)/LOG10(2),1))" table:style-name="ce1">
            <text:p>4096</text:p>
          </table:table-cell>
          <table:table-cell office:value-type="float" office:value="2048" table:formula="msoxl:=POWER(2, CEILING(LOG10(E26)/LOG10(2),1))" table:style-name="ce1">
            <text:p>2048</text:p>
          </table:table-cell>
          <table:table-cell office:value-type="float" office:value="1024" table:formula="msoxl:=POWER(2, CEILING(LOG10(F26)/LOG10(2),1))" table:style-name="ce1">
            <text:p>1024</text:p>
          </table:table-cell>
          <table:table-cell office:value-type="float" office:value="512" table:formula="msoxl:=POWER(2, CEILING(LOG10(G26)/LOG10(2),1))" table:style-name="ce1">
            <text:p>512</text:p>
          </table:table-cell>
          <table:table-cell office:value-type="float" office:value="512" table:formula="msoxl:=POWER(2, CEILING(LOG10(H26)/LOG10(2),1))" table:style-name="ce1">
            <text:p>512</text:p>
          </table:table-cell>
          <table:table-cell office:value-type="float" office:value="256" table:formula="msoxl:=POWER(2, CEILING(LOG10(I26)/LOG10(2),1))" table:style-name="ce8">
            <text:p>256</text:p>
          </table:table-cell>
          <table:table-cell office:value-type="float" office:value="256" table:formula="msoxl:=POWER(2, CEILING(LOG10(J26)/LOG10(2),1))" table:style-name="ce1">
            <text:p>256</text:p>
          </table:table-cell>
          <table:table-cell office:value-type="float" office:value="128" table:formula="msoxl:=POWER(2, CEILING(LOG10(K26)/LOG10(2),1))" table:style-name="ce1">
            <text:p>128</text:p>
          </table:table-cell>
          <table:table-cell office:value-type="float" office:value="64" table:formula="msoxl:=POWER(2, CEILING(LOG10(L26)/LOG10(2),1))" table:style-name="ce1">
            <text:p>64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Sample Rate</text:p>
          </table:table-cell>
          <table:table-cell office:value-type="float" office:value="40960000" table:formula="msoxl:=B27*B24" table:style-name="ce1">
            <text:p>40960000</text:p>
          </table:table-cell>
          <table:table-cell office:value-type="float" office:value="40960000" table:formula="msoxl:=C27*C24" table:style-name="ce1">
            <text:p>40960000</text:p>
          </table:table-cell>
          <table:table-cell office:value-type="float" office:value="64000000" table:formula="msoxl:=D27*D24" table:style-name="ce1">
            <text:p>64000000</text:p>
          </table:table-cell>
          <table:table-cell office:value-type="float" office:value="51200000" table:formula="msoxl:=E27*E24" table:style-name="ce1">
            <text:p>51200000</text:p>
          </table:table-cell>
          <table:table-cell office:value-type="float" office:value="51200000" table:formula="msoxl:=F27*F24" table:style-name="ce1">
            <text:p>51200000</text:p>
          </table:table-cell>
          <table:table-cell office:value-type="float" office:value="51200000" table:formula="msoxl:=G27*G24" table:style-name="ce1">
            <text:p>51200000</text:p>
          </table:table-cell>
          <table:table-cell office:value-type="float" office:value="64000000" table:formula="msoxl:=H27*H24" table:style-name="ce1">
            <text:p>64000000</text:p>
          </table:table-cell>
          <table:table-cell office:value-type="float" office:value="51200000" table:formula="msoxl:=I27*I24" table:style-name="ce8">
            <text:p>51200000</text:p>
          </table:table-cell>
          <table:table-cell office:value-type="float" office:value="64000000" table:formula="msoxl:=J27*J24" table:style-name="ce1">
            <text:p>64000000</text:p>
          </table:table-cell>
          <table:table-cell office:value-type="float" office:value="64000000" table:formula="msoxl:=K27*K24" table:style-name="ce1">
            <text:p>64000000</text:p>
          </table:table-cell>
          <table:table-cell office:value-type="float" office:value="64000000" table:formula="msoxl:=L27*L24" table:style-name="ce1">
            <text:p>64000000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Resample Factor (I/O)</text:p>
          </table:table-cell>
          <table:table-cell office:value-type="float" office:value="1.919921875" table:formula="msoxl:=ADCClkRate/B28" table:style-name="ce1">
            <text:p>1.919921875</text:p>
          </table:table-cell>
          <table:table-cell office:value-type="float" office:value="1.919921875" table:formula="msoxl:=ADCClkRate/C28" table:style-name="ce1">
            <text:p>1.919921875</text:p>
          </table:table-cell>
          <table:table-cell office:value-type="float" office:value="1.22875" table:formula="msoxl:=ADCClkRate/D28" table:style-name="ce1">
            <text:p>1.22875</text:p>
          </table:table-cell>
          <table:table-cell office:value-type="float" office:value="1.5359375" table:formula="msoxl:=ADCClkRate/E28" table:style-name="ce1">
            <text:p>1.5359375</text:p>
          </table:table-cell>
          <table:table-cell office:value-type="float" office:value="1.5359375" table:formula="msoxl:=ADCClkRate/F28" table:style-name="ce1">
            <text:p>1.5359375</text:p>
          </table:table-cell>
          <table:table-cell office:value-type="float" office:value="1.5359375" table:formula="msoxl:=ADCClkRate/G28" table:style-name="ce1">
            <text:p>1.5359375</text:p>
          </table:table-cell>
          <table:table-cell office:value-type="float" office:value="1.22875" table:formula="msoxl:=ADCClkRate/H28" table:style-name="ce1">
            <text:p>1.22875</text:p>
          </table:table-cell>
          <table:table-cell office:value-type="float" office:value="1.5359375" table:formula="msoxl:=ADCClkRate/I28" table:style-name="ce8">
            <text:p>1.5359375</text:p>
          </table:table-cell>
          <table:table-cell office:value-type="float" office:value="1.22875" table:formula="msoxl:=ADCClkRate/J28" table:style-name="ce1">
            <text:p>1.22875</text:p>
          </table:table-cell>
          <table:table-cell office:value-type="float" office:value="1.22875" table:formula="msoxl:=ADCClkRate/K28" table:style-name="ce1">
            <text:p>1.22875</text:p>
          </table:table-cell>
          <table:table-cell office:value-type="float" office:value="1.22875" table:formula="msoxl:=ADCClkRate/L28" table:style-name="ce1">
            <text:p>1.22875</text:p>
          </table:table-cell>
          <table:table-cell table:number-columns-repeated="16372"/>
        </table:table-row>
        <table:table-row table:style-name="ro1">
          <table:table-cell office:value-type="string" table:style-name="ce7">
            <text:p>Wanted Dec Factor (manual edit)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<text:s/>RS Control Factor</text:p>
          </table:table-cell>
          <table:table-cell office:value-type="float" office:value="1.5625635808748728" table:formula="msoxl:=B30/B29" table:style-name="ce9">
            <text:p>1.562563581</text:p>
          </table:table-cell>
          <table:table-cell office:value-type="float" office:value="1.5625635808748728" table:formula="msoxl:=C30/C29" table:style-name="ce9">
            <text:p>1.562563581</text:p>
          </table:table-cell>
          <table:table-cell office:value-type="float" office:value="3.2553407934893186" table:formula="msoxl:=D30/D29" table:style-name="ce9">
            <text:p>3.255340793</text:p>
          </table:table-cell>
          <table:table-cell office:value-type="float" office:value="1.9532044760935912" table:formula="msoxl:=E30/E29" table:style-name="ce9">
            <text:p>1.953204476</text:p>
          </table:table-cell>
          <table:table-cell office:value-type="float" office:value="1.9532044760935912" table:formula="msoxl:=F30/F29" table:style-name="ce9">
            <text:p>1.953204476</text:p>
          </table:table-cell>
          <table:table-cell office:value-type="float" office:value="1.9532044760935912" table:formula="msoxl:=G30/G29" table:style-name="ce9">
            <text:p>1.953204476</text:p>
          </table:table-cell>
          <table:table-cell office:value-type="float" office:value="3.2553407934893186" table:formula="msoxl:=H30/H29" table:style-name="ce9">
            <text:p>3.255340793</text:p>
          </table:table-cell>
          <table:table-cell office:value-type="float" office:value="1.9532044760935912" table:formula="msoxl:=I30/I29" table:style-name="ce9">
            <text:p>1.953204476</text:p>
          </table:table-cell>
          <table:table-cell office:value-type="float" office:value="3.2553407934893186" table:formula="msoxl:=J30/J29" table:style-name="ce9">
            <text:p>3.255340793</text:p>
          </table:table-cell>
          <table:table-cell office:value-type="float" office:value="3.2553407934893186" table:formula="msoxl:=K30/K29" table:style-name="ce9">
            <text:p>3.255340793</text:p>
          </table:table-cell>
          <table:table-cell office:value-type="float" office:value="3.2553407934893186" table:formula="msoxl:=L30/L29" table:style-name="ce9">
            <text:p>3.255340793</text:p>
          </table:table-cell>
          <table:table-cell table:number-columns-repeated="16372"/>
        </table:table-row>
        <table:table-row table:style-name="ro1">
          <table:table-cell table:style-name="ce10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rom SCP config tool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Sample Rate (MHz)</text:p>
          </table:table-cell>
          <table:table-cell office:value-type="float" office:value="32" table:style-name="ce13">
            <text:p>32.00</text:p>
          </table:table-cell>
          <table:table-cell office:value-type="float" office:value="40.96" table:style-name="ce1">
            <text:p>40.96</text:p>
          </table:table-cell>
          <table:table-cell office:value-type="float" office:value="51.2" table:style-name="ce14">
            <text:p>51.2</text:p>
          </table:table-cell>
          <table:table-cell office:value-type="float" office:value="51.2" table:style-name="ce1">
            <text:p>51.2</text:p>
          </table:table-cell>
          <table:table-cell office:value-type="float" office:value="55" table:style-name="ce14">
            <text:p>55</text:p>
          </table:table-cell>
          <table:table-cell office:value-type="float" office:value="64" table:style-name="ce1">
            <text:p>64</text:p>
          </table:table-cell>
          <table:table-cell office:value-type="float" office:value="81.92" table:style-name="ce1">
            <text:p>81.92</text:p>
          </table:table-cell>
          <table:table-cell office:value-type="float" office:value="100.24" table:style-name="ce1">
            <text:p>100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andwidth (MHz)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45" table:style-name="ce2">
            <text:p>45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IC Decimatio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IR Decimation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IR Coefficients</text:p>
          </table:table-cell>
          <table:table-cell office:value-type="string" table:style-name="ce2">
            <text:p>Set 5'</text:p>
          </table:table-cell>
          <table:table-cell office:value-type="string" table:style-name="ce2">
            <text:p>Set 4'</text:p>
          </table:table-cell>
          <table:table-cell office:value-type="string" table:style-name="ce15">
            <text:p>Set 7</text:p>
          </table:table-cell>
          <table:table-cell office:value-type="string" table:style-name="ce2">
            <text:p>Set 3'</text:p>
          </table:table-cell>
          <table:table-cell table:style-name="ce14"/>
          <table:table-cell office:value-type="string" table:style-name="ce2">
            <text:p>Set 2'</text:p>
          </table:table-cell>
          <table:table-cell office:value-type="string" table:style-name="ce2">
            <text:p>Set 1'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Resampler Coefficients Set</text:p>
          </table:table-cell>
          <table:table-cell office:value-type="string" table:style-name="ce2">
            <text:p>Set 2</text:p>
          </table:table-cell>
          <table:table-cell office:value-type="string" table:style-name="ce2">
            <text:p>Set 2</text:p>
          </table:table-cell>
          <table:table-cell office:value-type="string" table:style-name="ce15">
            <text:p>Set 2</text:p>
          </table:table-cell>
          <table:table-cell office:value-type="string" table:style-name="ce2">
            <text:p>Set 1</text:p>
          </table:table-cell>
          <table:table-cell office:value-type="string" table:style-name="ce15">
            <text:p>Set 1</text:p>
          </table:table-cell>
          <table:table-cell office:value-type="string" table:style-name="ce2">
            <text:p>Set 1</text:p>
          </table:table-cell>
          <table:table-cell office:value-type="string" table:style-name="ce2">
            <text:p>Set 1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IR Coefficient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t 1'</text:p>
          </table:table-cell>
          <table:table-cell office:value-type="string" table:style-name="ce1">
            <text:p>[ <text:s text:c="3"/>0, <text:s text:c="2"/>-1, <text:s text:c="3"/>2, <text:s text:c="3"/>0, <text:s text:c="2"/>-6, <text:s text:c="2"/>10, <text:s text:c="2"/>-6, <text:s/>-12, <text:s text:c="2"/>33, <text:s/>-36, <text:s text:c="2"/>-8, <text:s/>278,]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t 2'</text:p>
          </table:table-cell>
          <table:table-cell office:value-type="string" table:style-name="ce1">
            <text:p>[ <text:s text:c="3"/>0, <text:s text:c="3"/>3, <text:s text:c="3"/>3, <text:s text:c="2"/>-5, <text:s text:c="2"/>-8, <text:s text:c="3"/>5, <text:s text:c="2"/>18, <text:s text:c="3"/>0, <text:s/>-35, <text:s/>-14, <text:s text:c="2"/>91, <text:s/>199,]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t 3'</text:p>
          </table:table-cell>
          <table:table-cell office:value-type="string" table:style-name="ce1">
            <text:p>[ <text:s text:c="2"/>-5, <text:s/>-10, <text:s text:c="2"/>-5, <text:s text:c="3"/>8, <text:s text:c="2"/>17, <text:s text:c="2"/>10, <text:s/>-13, <text:s/>-31, <text:s/>-18, <text:s text:c="2"/>35, <text:s/>108, <text:s/>161,]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t 4'</text:p>
          </table:table-cell>
          <table:table-cell office:value-type="string" table:style-name="ce1">
            <text:p>[ -2, <text:s text:c="2"/>-4, <text:s text:c="2"/>-2, <text:s text:c="3"/>5, <text:s text:c="2"/>12, <text:s text:c="3"/>7, <text:s/>-11, <text:s/>-29, <text:s/>-19, <text:s text:c="2"/>32, <text:s/>106, <text:s/>161,]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t 5'</text:p>
          </table:table-cell>
          <table:table-cell office:value-type="string" table:style-name="ce1">
            <text:p>[ <text:s/>-14, <text:s/>-14, <text:s text:c="2"/>16, <text:s text:c="2"/>21, <text:s/>-19, <text:s/>-28, <text:s text:c="2"/>26, <text:s text:c="2"/>43, <text:s/>-38, <text:s/>-76, <text:s text:c="2"/>70, <text:s/>270,]</text:p>
          </table:table-cell>
          <table:table-cell table:number-columns-repeated="16382" table:style-name="ce1"/>
        </table:table-row>
        <table:table-row table:style-name="ro1">
          <table:table-cell table:number-columns-repeated="6" table:style-name="ce16"/>
          <table:table-cell table:number-columns-repeated="16378"/>
        </table:table-row>
        <table:table-row table:style-name="ro1">
          <table:table-cell office:value-type="string" table:style-name="ce1">
            <text:p>Resampler Coeffici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t 1</text:p>
          </table:table-cell>
          <table:table-cell office:value-type="string" table:style-name="ce1">
            <text:p>[ <text:s/>28, <text:s/>10, -20, -53, -77, -80, -51, <text:s/>14, 110, 225, 341, 437, 511, 437, 341, 225, 110, <text:s/>14, -51, -80, -77, -53, -20, <text:s/>10, <text:s/>28,]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t 2</text:p>
          </table:table-cell>
          <table:table-cell office:value-type="string" table:style-name="ce1">
            <text:p>[ -57, -62, -55, -36, <text:s/>-3, <text:s/>43, 101, 167, 237, 307, 372, 430, 511, 430, 372, 307, 237, 167, 101, <text:s/>43, <text:s/>-3, -36, -55, -62, -57,]</text:p>
          </table:table-cell>
          <table:table-cell table:number-columns-repeated="16382" table:style-name="ce1"/>
        </table:table-row>
        <table:table-row table:number-rows-repeated="1048523" table:style-name="ro1">
          <table:table-cell table:number-columns-repeated="16384"/>
        </table:table-row>
      </table:table>
      <table:table table:name="Sheet2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named-expressions>
        <table:named-range table:name="ADCClkRate" table:cell-range-address="Sheet1.$B$8" table:base-cell-address="Sheet1.$A$1"/>
        <table:named-range table:name="bw" table:cell-range-address="Sheet1.$B$7" table:base-cell-address="Sheet1.$A$1"/>
        <table:named-range table:name="bw_2" table:cell-range-address="Sheet1.$B$22" table:base-cell-address="Sheet1.$A$1"/>
        <table:named-range table:name="decFactor" table:cell-range-address="Sheet1.$B$18" table:base-cell-address="Sheet1.$A$1"/>
        <table:named-range table:name="fftLen" table:cell-range-address="Sheet1.$B$15" table:base-cell-address="Sheet1.$A$1"/>
        <table:named-range table:name="fftLenInt" table:cell-range-address="Sheet1.$B$14" table:base-cell-address="Sheet1.$A$1"/>
        <table:named-range table:name="Fs" table:cell-range-address="Sheet1.$B$16" table:base-cell-address="Sheet1.$A$1"/>
        <table:named-range table:name="res" table:cell-range-address="Sheet1.$B$11" table:base-cell-address="Sheet1.$A$1"/>
        <table:named-range table:name="resMod" table:cell-range-address="Sheet1.$B$12" table:base-cell-address="Sheet1.$A$1"/>
        <table:named-range table:name="RSFactor" table:cell-range-address="Sheet1.$B$17" table:base-cell-address="Sheet1.$A$1"/>
        <table:named-range table:name="tuneIncr" table:cell-range-address="Sheet1.$B$6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ENSIGMA</meta:initial-creator>
    <dc:creator>ENSIGMA</dc:creator>
    <meta:creation-date>2013-02-13T09:06:27Z</meta:creation-date>
    <dc:date>2013-02-20T10:33:33Z</dc:date>
  </office:meta>
</office:document-meta>
</file>